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Contents_20_3">
      <style:paragraph-properties>
        <style:tab-stops>
          <style:tab-stop style:position="16cm" style:type="right" style:leader-style="dotted" style:leader-text="."/>
        </style:tab-stops>
      </style:paragraph-properties>
    </style:style>
    <style:style style:name="P2" style:family="paragraph" style:parent-style-name="Contents_20_4">
      <style:paragraph-properties>
        <style:tab-stops>
          <style:tab-stop style:position="15.501cm" style:type="right" style:leader-style="dotted" style:leader-text="."/>
        </style:tab-stops>
      </style:paragraph-properties>
    </style:style>
    <style:style style:name="P3" style:family="paragraph" style:parent-style-name="Header">
      <style:text-properties fo:color="#808080" loext:opacity="100%" style:font-name="arial" fo:font-weight="bold" officeooo:rsid="00141ad8" officeooo:paragraph-rsid="00141ad8" style:font-weight-asian="bold" style:font-weight-complex="bold"/>
    </style:style>
    <style:style style:name="P4" style:family="paragraph" style:parent-style-name="Heading_20_3" style:list-style-name="L34" style:master-page-name="">
      <loext:graphic-properties draw:fill="none"/>
      <style:paragraph-properties fo:margin-left="0cm" fo:margin-right="0cm" fo:margin-top="0.247cm" fo:margin-bottom="0.212cm" style:contextual-spacing="false" fo:text-indent="0cm" style:auto-text-indent="false" style:page-number="auto" fo:break-before="page" fo:background-color="transparent" fo:keep-with-next="always"/>
    </style:style>
    <style:style style:name="P5" style:family="paragraph" style:parent-style-name="Heading_20_3" style:list-style-name="L36"/>
    <style:style style:name="P6" style:family="paragraph" style:parent-style-name="Heading_20_3" style:list-style-name="L36" style:master-page-name="">
      <loext:graphic-properties draw:fill="none"/>
      <style:paragraph-properties fo:margin-left="0cm" fo:margin-right="0cm" fo:margin-top="0.247cm" fo:margin-bottom="0.212cm" style:contextual-spacing="false" fo:text-indent="0cm" style:auto-text-indent="false" style:page-number="auto" fo:break-before="page" fo:background-color="transparent" fo:keep-with-next="always"/>
    </style:style>
    <style:style style:name="P7" style:family="paragraph" style:parent-style-name="Heading_20_3" style:list-style-name="L37"/>
    <style:style style:name="P8" style:family="paragraph" style:parent-style-name="Heading_20_3" style:list-style-name="L37" style:master-page-name="">
      <loext:graphic-properties draw:fill="none"/>
      <style:paragraph-properties fo:margin-left="0cm" fo:margin-right="0cm" fo:margin-top="0.247cm" fo:margin-bottom="0.212cm" style:contextual-spacing="false" fo:text-indent="0cm" style:auto-text-indent="false" style:page-number="auto" fo:break-before="page" fo:background-color="transparent" fo:keep-with-next="always"/>
    </style:style>
    <style:style style:name="P9" style:family="paragraph" style:parent-style-name="Heading_20_3" style:list-style-name="L38"/>
    <style:style style:name="P10" style:family="paragraph" style:parent-style-name="Heading_20_3" style:list-style-name="L38" style:master-page-name="">
      <loext:graphic-properties draw:fill="none"/>
      <style:paragraph-properties fo:margin-left="0cm" fo:margin-right="0cm" fo:margin-top="0.247cm" fo:margin-bottom="0.212cm" style:contextual-spacing="false" fo:text-indent="0cm" style:auto-text-indent="false" style:page-number="auto" fo:break-before="page" fo:background-color="transparent" fo:keep-with-next="always"/>
    </style:style>
    <style:style style:name="P11" style:family="paragraph" style:parent-style-name="Heading_20_3" style:list-style-name="L39">
      <style:text-properties officeooo:paragraph-rsid="0013a1ad"/>
    </style:style>
    <style:style style:name="P12" style:family="paragraph" style:parent-style-name="Heading_20_3" style:list-style-name="L39" style:master-page-name="">
      <loext:graphic-properties draw:fill="none"/>
      <style:paragraph-properties fo:margin-left="0cm" fo:margin-right="0cm" fo:margin-top="0.247cm" fo:margin-bottom="0.212cm" style:contextual-spacing="false" fo:text-indent="0cm" style:auto-text-indent="false" style:page-number="auto" fo:break-before="page" fo:background-color="transparent" fo:keep-with-next="always"/>
      <style:text-properties officeooo:paragraph-rsid="0013a1ad"/>
    </style:style>
    <style:style style:name="P13" style:family="paragraph" style:parent-style-name="Heading_20_3">
      <style:paragraph-properties fo:break-before="page"/>
    </style:style>
    <style:style style:name="P14" style:family="paragraph" style:parent-style-name="Heading_20_4" style:list-style-name=""/>
    <style:style style:name="P15" style:family="paragraph" style:parent-style-name="Text_20_body" style:list-style-name="L23">
      <style:paragraph-properties fo:margin-top="0cm" fo:margin-bottom="0cm" style:contextual-spacing="false"/>
    </style:style>
    <style:style style:name="P16" style:family="paragraph" style:parent-style-name="Text_20_body" style:list-style-name="L24">
      <style:paragraph-properties fo:margin-top="0cm" fo:margin-bottom="0cm" style:contextual-spacing="false"/>
    </style:style>
    <style:style style:name="P17" style:family="paragraph" style:parent-style-name="Text_20_body" style:list-style-name="L26">
      <style:paragraph-properties fo:margin-top="0cm" fo:margin-bottom="0cm" style:contextual-spacing="false"/>
    </style:style>
    <style:style style:name="P18" style:family="paragraph" style:parent-style-name="Text_20_body" style:list-style-name="L29">
      <style:paragraph-properties fo:margin-top="0cm" fo:margin-bottom="0cm" style:contextual-spacing="false"/>
    </style:style>
    <style:style style:name="P19" style:family="paragraph" style:parent-style-name="Text_20_body" style:list-style-name="L30"/>
    <style:style style:name="P20" style:family="paragraph" style:parent-style-name="Text_20_body" style:list-style-name="L30">
      <style:paragraph-properties fo:margin-top="0cm" fo:margin-bottom="0cm" style:contextual-spacing="false"/>
    </style:style>
    <style:style style:name="P21" style:family="paragraph" style:parent-style-name="Text_20_body" style:list-style-name="L31">
      <style:paragraph-properties fo:margin-top="0cm" fo:margin-bottom="0cm" style:contextual-spacing="false"/>
    </style:style>
    <style:style style:name="P22" style:family="paragraph" style:parent-style-name="Text_20_body" style:list-style-name="L33"/>
    <style:style style:name="P23" style:family="paragraph" style:parent-style-name="Text_20_body" style:list-style-name="L33">
      <style:paragraph-properties fo:margin-top="0cm" fo:margin-bottom="0cm" style:contextual-spacing="false"/>
    </style:style>
    <style:style style:name="P24" style:family="paragraph" style:parent-style-name="Text_20_body">
      <style:text-properties style:font-name="Liberation Serif" fo:language="en" fo:country="US"/>
    </style:style>
    <style:style style:name="P25" style:family="paragraph" style:parent-style-name="Text_20_body" style:list-style-name="L23">
      <style:paragraph-properties fo:margin-top="0cm" fo:margin-bottom="0cm" style:contextual-spacing="false"/>
      <style:text-properties style:font-name="Liberation Serif" fo:language="en" fo:country="US"/>
    </style:style>
    <style:style style:name="P26" style:family="paragraph" style:parent-style-name="Text_20_body" style:list-style-name="L23">
      <style:text-properties style:font-name="Liberation Serif" fo:language="en" fo:country="US"/>
    </style:style>
    <style:style style:name="P27" style:family="paragraph" style:parent-style-name="Text_20_body" style:list-style-name="L24">
      <style:paragraph-properties fo:margin-top="0cm" fo:margin-bottom="0cm" style:contextual-spacing="false"/>
      <style:text-properties style:font-name="Liberation Serif" fo:language="en" fo:country="US"/>
    </style:style>
    <style:style style:name="P28" style:family="paragraph" style:parent-style-name="Text_20_body" style:list-style-name="L24">
      <style:text-properties style:font-name="Liberation Serif" fo:language="en" fo:country="US"/>
    </style:style>
    <style:style style:name="P29" style:family="paragraph" style:parent-style-name="Text_20_body" style:list-style-name="L25">
      <style:paragraph-properties fo:margin-top="0cm" fo:margin-bottom="0cm" style:contextual-spacing="false"/>
      <style:text-properties style:font-name="Liberation Serif" fo:language="en" fo:country="US"/>
    </style:style>
    <style:style style:name="P30" style:family="paragraph" style:parent-style-name="Text_20_body" style:list-style-name="L25">
      <style:text-properties style:font-name="Liberation Serif" fo:language="en" fo:country="US"/>
    </style:style>
    <style:style style:name="P31" style:family="paragraph" style:parent-style-name="Text_20_body" style:list-style-name="L26">
      <style:paragraph-properties fo:margin-top="0cm" fo:margin-bottom="0cm" style:contextual-spacing="false"/>
      <style:text-properties style:font-name="Liberation Serif" fo:language="en" fo:country="US"/>
    </style:style>
    <style:style style:name="P32" style:family="paragraph" style:parent-style-name="Text_20_body" style:list-style-name="L26">
      <style:text-properties style:font-name="Liberation Serif" fo:language="en" fo:country="US"/>
    </style:style>
    <style:style style:name="P33" style:family="paragraph" style:parent-style-name="Text_20_body" style:list-style-name="L27">
      <style:paragraph-properties fo:margin-top="0cm" fo:margin-bottom="0cm" style:contextual-spacing="false"/>
      <style:text-properties style:font-name="Liberation Serif" fo:language="en" fo:country="US"/>
    </style:style>
    <style:style style:name="P34" style:family="paragraph" style:parent-style-name="Text_20_body" style:list-style-name="L27">
      <style:text-properties style:font-name="Liberation Serif" fo:language="en" fo:country="US"/>
    </style:style>
    <style:style style:name="P35" style:family="paragraph" style:parent-style-name="Text_20_body" style:list-style-name="L28">
      <style:paragraph-properties fo:margin-top="0cm" fo:margin-bottom="0cm" style:contextual-spacing="false"/>
      <style:text-properties style:font-name="Liberation Serif" fo:language="en" fo:country="US"/>
    </style:style>
    <style:style style:name="P36" style:family="paragraph" style:parent-style-name="Text_20_body" style:list-style-name="L28">
      <style:text-properties style:font-name="Liberation Serif" fo:language="en" fo:country="US"/>
    </style:style>
    <style:style style:name="P37" style:family="paragraph" style:parent-style-name="Text_20_body" style:list-style-name="L29">
      <style:paragraph-properties fo:margin-top="0cm" fo:margin-bottom="0cm" style:contextual-spacing="false"/>
      <style:text-properties style:font-name="Liberation Serif" fo:language="en" fo:country="US"/>
    </style:style>
    <style:style style:name="P38" style:family="paragraph" style:parent-style-name="Text_20_body" style:list-style-name="L29">
      <style:text-properties style:font-name="Liberation Serif" fo:language="en" fo:country="US" officeooo:paragraph-rsid="0013a1ad"/>
    </style:style>
    <style:style style:name="P39" style:family="paragraph" style:parent-style-name="Text_20_body" style:list-style-name="L31">
      <style:text-properties style:font-name="Liberation Serif" fo:language="en" fo:country="US"/>
    </style:style>
    <style:style style:name="T1" style:family="text">
      <style:text-properties style:font-name="Liberation Serif" fo:language="en" fo:country="US"/>
    </style:style>
    <style:style style:name="T2" style:family="text">
      <style:text-properties style:font-name="Liberation Serif" fo:language="en" fo:country="US" officeooo:rsid="0013a1ad"/>
    </style:style>
    <style:style style:name="T3" style:family="text">
      <style:text-properties style:font-name="Liberation Serif" fo:language="en" fo:country="US" fo:font-style="normal" style:font-style-asian="normal" style:font-style-complex="normal"/>
    </style:style>
    <style:style style:name="T4" style:family="text">
      <style:text-properties style:font-name="Liberation Serif" fo:language="en" fo:country="US" officeooo:rsid="0013c3f7"/>
    </style:style>
    <style:style style:name="T5" style:family="text">
      <style:text-properties style:font-name="Liberation Serif" fo:font-size="14pt" fo:language="en" fo:country="US" style:font-name-asian="Noto Serif CJK SC" style:font-size-asian="14pt" style:font-name-complex="Lohit Devanagari1" style:font-size-complex="14pt"/>
    </style:style>
    <style:style style:name="T6" style:family="text">
      <style:text-properties style:font-name="Liberation Serif" fo:font-size="14pt" fo:language="en" fo:country="US" officeooo:rsid="0013c3f7" style:font-name-asian="Noto Serif CJK SC" style:font-size-asian="14pt" style:font-name-complex="Lohit Devanagari1"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0">
          <text:index-title-template text:style-name="Contents_20_Heading">Su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ary</text:p>
          </text:index-title>
          <text:p text:style-name="P1"><text:a xlink:type="simple" xlink:href="#__RefHeading___Toc116_4003668258" text:style-name="Index_20_Link" text:visited-style-name="Index_20_Link">1. Data Analysis<text:tab/>2</text:a></text:p>
          <text:p text:style-name="P1"><text:a xlink:type="simple" xlink:href="#__RefHeading___Toc118_4003668258" text:style-name="Index_20_Link" text:visited-style-name="Index_20_Link">2. </text:a><text:a xlink:type="simple" xlink:href="#__RefHeading___Toc118_4003668258" text:style-name="Index_20_Link" text:visited-style-name="Index_20_Link">Risk Identification and Policy Development</text:a><text:a xlink:type="simple" xlink:href="#__RefHeading___Toc118_4003668258" text:style-name="Index_20_Link" text:visited-style-name="Index_20_Link"><text:tab/>3</text:a></text:p>
          <text:p text:style-name="P1"><text:a xlink:type="simple" xlink:href="#__RefHeading___Toc120_4003668258" text:style-name="Index_20_Link" text:visited-style-name="Index_20_Link">3. Implementation<text:tab/>4</text:a></text:p>
          <text:p text:style-name="P1"><text:a xlink:type="simple" xlink:href="#__RefHeading___Toc122_4003668258" text:style-name="Index_20_Link" text:visited-style-name="Index_20_Link">4. Explanation and Documentation<text:tab/>5</text:a></text:p>
          <text:p text:style-name="P1"><text:a xlink:type="simple" xlink:href="#__RefHeading___Toc124_4003668258" text:style-name="Index_20_Link" text:visited-style-name="Index_20_Link">5. Innovation<text:tab/>6</text:a></text:p>
          <text:p text:style-name="P1"><text:a xlink:type="simple" xlink:href="#__RefHeading___Toc126_4003668258" text:style-name="Index_20_Link" text:visited-style-name="Index_20_Link">6. Final Thoughts:<text:tab/>7</text:a></text:p>
        </text:index-body>
      </text:table-of-content>
      <text:p text:style-name="P24"/>
      <text:list xml:id="list752933665" text:style-name="L34">
        <text:list-header>
          <text:h text:style-name="P4" text:outline-level="3"><text:bookmark-start text:name="__RefHeading___Toc116_4003668258"/><text:span text:style-name="Strong_20_Emphasis"><text:span text:style-name="T4">1. </text:span></text:span><text:span text:style-name="Strong_20_Emphasis"><text:span text:style-name="T1">Data Analysis</text:span></text:span><text:bookmark-end text:name="__RefHeading___Toc116_4003668258"/></text:h>
        </text:list-header>
      </text:list>
      <text:p text:style-name="P24"/>
      <text:p text:style-name="P24">The data analysis phase is addressed well in the code, with thorough processing of network traffic data, including:</text:p>
      <text:list xml:id="list1422253336" text:style-name="L23">
        <text:list-item>
          <text:p text:style-name="P25">Feature extraction: Packet size, request count, device type, geolocation, etc. </text:p>
        </text:list-item>
        <text:list-item>
          <text:p text:style-name="P15"><text:span text:style-name="T1">Identifying patterns and anomalies by extracting features such as </text:span><text:span text:style-name="Source_20_Text"><text:span text:style-name="T1">ClientIP</text:span></text:span><text:span text:style-name="T1">, </text:span><text:span text:style-name="Source_20_Text"><text:span text:style-name="T1">ClientRequestURI</text:span></text:span><text:span text:style-name="T1">, </text:span><text:span text:style-name="Source_20_Text"><text:span text:style-name="T1">ClientRequestBytes</text:span></text:span><text:span text:style-name="T1">, </text:span><text:span text:style-name="Source_20_Text"><text:span text:style-name="T1">ClientDeviceType</text:span></text:span><text:span text:style-name="T1">, and </text:span><text:span text:style-name="Source_20_Text"><text:span text:style-name="T1">ClientCountry</text:span></text:span><text:span text:style-name="T1">. </text:span></text:p>
        </text:list-item>
        <text:list-item>
          <text:p text:style-name="P25">Preprocessing steps like standardizing data and creating new features (e.g., time window, traffic volume) are implemented. </text:p>
        </text:list-item>
        <text:list-item>
          <text:p text:style-name="P26">A variety of anomaly detection techniques (Isolation Forest, One-Class SVM, Autoencoder) are applied to detect suspicious activity. </text:p>
        </text:list-item>
      </text:list>
      <text:p text:style-name="Text_20_body"><text:span text:style-name="Strong_20_Emphasis"><text:span text:style-name="T1">What could be improved?</text:span></text:span><text:span text:style-name="T1"><text:line-break/>You may want to include a deeper, more granular analysis of the data patterns by visualizing the traffic and anomalies detected, showing clear statistical summaries or plots to back up the findings. This would help clarify the data characteristics and patterns.</text:span></text:p>
      <text:h text:style-name="P14" text:outline-level="4"><text:span text:style-name="Strong_20_Emphasis"><text:span text:style-name="T2"/></text:span></text:h>
      <text:h text:style-name="P13" text:outline-level="3"><text:bookmark-start text:name="__RefHeading___Toc118_4003668258"/><text:span text:style-name="Strong_20_Emphasis"><text:span text:style-name="T2">2. </text:span></text:span><text:span text:style-name="Strong_20_Emphasis"><text:span text:style-name="T3">Risk Identification and Policy Development</text:span></text:span><text:bookmark-end text:name="__RefHeading___Toc118_4003668258"/></text:h>
      <text:p text:style-name="P24"/>
      <text:p text:style-name="P24">This is clearly addressed:</text:p>
      <text:list xml:id="list3535199024" text:style-name="L24">
        <text:list-item>
          <text:p text:style-name="P27">Multiple security risks are identified, including: </text:p>
          <text:list>
            <text:list-item>
              <text:p text:style-name="P16"><text:span text:style-name="Strong_20_Emphasis"><text:span text:style-name="T1">Distributed Denial-of-Service (DDoS) or Denial-of-Service (DoS) attacks</text:span></text:span><text:span text:style-name="T1"> </text:span></text:p>
            </text:list-item>
            <text:list-item>
              <text:p text:style-name="P16"><text:span text:style-name="Strong_20_Emphasis"><text:span text:style-name="T1">Port scanning and reconnaissance</text:span></text:span><text:span text:style-name="T1"> </text:span></text:p>
            </text:list-item>
            <text:list-item>
              <text:p text:style-name="P16"><text:span text:style-name="Strong_20_Emphasis"><text:span text:style-name="T1">IP spoofing</text:span></text:span><text:span text:style-name="T1"> </text:span></text:p>
            </text:list-item>
            <text:list-item>
              <text:p text:style-name="P16"><text:span text:style-name="Strong_20_Emphasis"><text:span text:style-name="T1">Man-in-the-Middle (MITM) attacks</text:span></text:span><text:span text:style-name="T1"> </text:span></text:p>
            </text:list-item>
            <text:list-item>
              <text:p text:style-name="P16"><text:span text:style-name="Strong_20_Emphasis"><text:span text:style-name="T1">Anomalous traffic and outlier detection (using ensemble models)</text:span></text:span><text:span text:style-name="T1"> </text:span></text:p>
            </text:list-item>
            <text:list-item>
              <text:p text:style-name="P16"><text:span text:style-name="Strong_20_Emphasis"><text:span text:style-name="T1">Attempts at DNS spoofing and suspicious SSL/TLS anomalies</text:span></text:span><text:span text:style-name="T1"> </text:span></text:p>
            </text:list-item>
          </text:list>
          <text:p text:style-name="P28">For each risk, detection methods have been implemented, such as comparing IP addresses with geolocation data, monitoring traffic volume, and detecting repeated access attempts to various ports (scanning). </text:p>
        </text:list-item>
      </text:list>
      <text:p text:style-name="Text_20_body"><text:span text:style-name="Strong_20_Emphasis"><text:span text:style-name="T1">Policy Development</text:span></text:span><text:span text:style-name="T1"><text:line-break/>A security policy could include measures like:</text:span></text:p>
      <text:list xml:id="list3767737" text:style-name="L25">
        <text:list-item>
          <text:p text:style-name="P29">Flagging and blocking suspicious IPs based on anomaly detection. </text:p>
        </text:list-item>
        <text:list-item>
          <text:p text:style-name="P29">Rate-limiting connections to mitigate DDoS attacks. </text:p>
        </text:list-item>
        <text:list-item>
          <text:p text:style-name="P29">Monitoring traffic for repeated access to ports and setting thresholds for reconnaissance detection. </text:p>
        </text:list-item>
        <text:list-item>
          <text:p text:style-name="P30">Enhancing geolocation checks for IP spoofing and applying validation to minimize the risks. </text:p>
        </text:list-item>
      </text:list>
      <text:list xml:id="list2260795532" text:style-name="L36">
        <text:list-item>
          <text:list>
            <text:list-item>
              <text:list>
                <text:list-header>
                  <text:h text:style-name="P5" text:outline-level="3"><text:span text:style-name="Strong_20_Emphasis"><text:span text:style-name="T1"/></text:span></text:h>
                </text:list-header>
              </text:list>
            </text:list-item>
          </text:list>
          <text:h text:style-name="P6" text:outline-level="3"><text:bookmark-start text:name="__RefHeading___Toc120_4003668258"/><text:span text:style-name="Strong_20_Emphasis"><text:span text:style-name="T4">3. </text:span></text:span><text:span text:style-name="Strong_20_Emphasis"><text:span text:style-name="T1">Implementation</text:span></text:span><text:bookmark-end text:name="__RefHeading___Toc120_4003668258"/></text:h>
        </text:list-item>
      </text:list>
      <text:p text:style-name="P24"/>
      <text:p text:style-name="P24">The implemented solution meets the core requirements of assessing and filtering network traffic:</text:p>
      <text:list xml:id="list1258102670" text:style-name="L26">
        <text:list-item>
          <text:p text:style-name="P31">A comprehensive set of models is built, including: </text:p>
          <text:list>
            <text:list-item>
              <text:p text:style-name="P17"><text:span text:style-name="Strong_20_Emphasis"><text:span text:style-name="T1">Isolation Forest</text:span></text:span><text:span text:style-name="T1"> </text:span></text:p>
            </text:list-item>
            <text:list-item>
              <text:p text:style-name="P17"><text:span text:style-name="Strong_20_Emphasis"><text:span text:style-name="T1">One-Class SVM</text:span></text:span><text:span text:style-name="T1"> </text:span></text:p>
            </text:list-item>
            <text:list-item>
              <text:p text:style-name="P17"><text:span text:style-name="Strong_20_Emphasis"><text:span text:style-name="T1">Autoencoder</text:span></text:span><text:span text:style-name="T1"> (neural network) </text:span></text:p>
            </text:list-item>
            <text:list-item>
              <text:p text:style-name="P17"><text:span text:style-name="Strong_20_Emphasis"><text:span text:style-name="T1">Voting Classifier</text:span></text:span><text:span text:style-name="T1"> that combines the outputs of the above models. </text:span></text:p>
            </text:list-item>
          </text:list>
          <text:p text:style-name="P31">The solution also checks for the detection of: </text:p>
          <text:list text:continue-numbering="true">
            <text:list-item>
              <text:p text:style-name="P31">DDoS attacks by observing traffic volume anomalies. </text:p>
            </text:list-item>
            <text:list-item>
              <text:p text:style-name="P31">Port scanning through multiple attempts from the same IP to various ports. </text:p>
            </text:list-item>
            <text:list-item>
              <text:p text:style-name="P31">IP spoofing by comparing the geolocation with the IP address. </text:p>
            </text:list-item>
            <text:list-item>
              <text:p text:style-name="P31">MITM attacks via anomalies in SSL/TLS or HTTP headers. </text:p>
            </text:list-item>
          </text:list>
          <text:p text:style-name="P32">The system adapts to different traffic patterns, making it flexible to diverse network scenarios. </text:p>
        </text:list-item>
      </text:list>
      <text:p text:style-name="Text_20_body"><text:span text:style-name="Strong_20_Emphasis"><text:span text:style-name="T1">What could be added?</text:span></text:span><text:span text:style-name="T1"> To fully meet the "implementation" criteria, you might consider:</text:span></text:p>
      <text:list xml:id="list3957442964" text:style-name="L27">
        <text:list-item>
          <text:p text:style-name="P33">Introducing automated response mechanisms (e.g., blocking IPs, rate limiting, alerting) based on thresholds of detected risk. </text:p>
        </text:list-item>
        <text:list-item>
          <text:p text:style-name="P34">Including a policy enforcement mechanism that alerts or blocks after detecting specific threats. </text:p>
        </text:list-item>
      </text:list>
      <text:list xml:id="list213024964" text:style-name="L37">
        <text:list-item>
          <text:list>
            <text:list-item>
              <text:list>
                <text:list-header>
                  <text:h text:style-name="P7" text:outline-level="3"><text:span text:style-name="Strong_20_Emphasis"><text:span text:style-name="T1"/></text:span></text:h>
                </text:list-header>
              </text:list>
            </text:list-item>
          </text:list>
          <text:h text:style-name="P8" text:outline-level="3"><text:bookmark-start text:name="__RefHeading___Toc122_4003668258"/><text:span text:style-name="Strong_20_Emphasis"><text:span text:style-name="T4">4. </text:span></text:span><text:span text:style-name="Strong_20_Emphasis"><text:span text:style-name="T1">Explanation and Documentation</text:span></text:span><text:bookmark-end text:name="__RefHeading___Toc122_4003668258"/></text:h>
        </text:list-item>
      </text:list>
      <text:p text:style-name="P24"/>
      <text:p text:style-name="P24">The code is well-documented, explaining key steps like:</text:p>
      <text:list xml:id="list939980595" text:style-name="L28">
        <text:list-item>
          <text:p text:style-name="P35">Data preprocessing (e.g., feature extraction and normalization) </text:p>
        </text:list-item>
        <text:list-item>
          <text:p text:style-name="P35">Model training and anomaly detection techniques </text:p>
        </text:list-item>
        <text:list-item>
          <text:p text:style-name="P36">The rationale behind combining models for better accuracy </text:p>
        </text:list-item>
      </text:list>
      <text:p text:style-name="Text_20_body"><text:span text:style-name="Strong_20_Emphasis"><text:span text:style-name="T1">Areas for improvement:</text:span></text:span></text:p>
      <text:list xml:id="list2966005955" text:style-name="L29">
        <text:list-item>
          <text:p text:style-name="P37">While the steps are documented, a more detailed explanation of how the decision-making process works (e.g., thresholds for anomaly detection) and the rationale for model choices could enhance transparency. </text:p>
        </text:list-item>
        <text:list-item>
          <text:p text:style-name="P18"><text:span text:style-name="T1">Documenting some of the logic behind thresholds (e.g., </text:span><text:span text:style-name="Source_20_Text"><text:span text:style-name="T1">contamination=0.05</text:span></text:span><text:span text:style-name="T1"> for Isolation Forest) would provide clearer insight into the system's reasoning for detecting anomalies. </text:span></text:p>
        </text:list-item>
        <text:list-item>
          <text:p text:style-name="P38">Provide more details about edge cases and limitations (e.g., what happens if traffic data is corrupted, or the model detects a novel type of attack). </text:p>
        </text:list-item>
      </text:list>
      <text:list xml:id="list2313498183" text:style-name="L39">
        <text:list-item>
          <text:list>
            <text:list-item>
              <text:list>
                <text:list-header>
                  <text:h text:style-name="P11" text:outline-level="3"><text:span text:style-name="Strong_20_Emphasis"><text:span text:style-name="T1"/></text:span></text:h>
                </text:list-header>
              </text:list>
            </text:list-item>
          </text:list>
          <text:h text:style-name="P12" text:outline-level="3"><text:bookmark-start text:name="__RefHeading___Toc124_4003668258"/><text:span text:style-name="Strong_20_Emphasis"><text:span text:style-name="T4">5. </text:span></text:span><text:span text:style-name="Strong_20_Emphasis"><text:span text:style-name="T1">Innovation</text:span></text:span><text:bookmark-end text:name="__RefHeading___Toc124_4003668258"/></text:h>
        </text:list-item>
      </text:list>
      <text:p text:style-name="P24"/>
      <text:p text:style-name="P24">This aspect is strongly covered:</text:p>
      <text:list xml:id="list3732634624" text:style-name="L30">
        <text:list-item>
          <text:p text:style-name="P20"><text:span text:style-name="Strong_20_Emphasis"><text:span text:style-name="T1">AI models</text:span></text:span><text:span text:style-name="T1">: You've utilized several advanced machine learning models (Isolation Forest, One-Class SVM, Autoencoder) and combined them into an ensemble classifier. </text:span></text:p>
        </text:list-item>
        <text:list-item>
          <text:p text:style-name="P19"><text:span text:style-name="Strong_20_Emphasis"><text:span text:style-name="T1">Dynamic detection</text:span></text:span><text:span text:style-name="T1">: The system detects a wide variety of attacks and anomalies, including DDoS, port scanning, IP spoofing, and MITM. Adding unsupervised learning or semi-supervised learning techniques could help improve the detection of novel attacks. </text:span></text:p>
        </text:list-item>
      </text:list>
      <text:p text:style-name="Text_20_body"><text:span text:style-name="Strong_20_Emphasis"><text:span text:style-name="T1">Innovations in progress:</text:span></text:span></text:p>
      <text:list xml:id="list1739786086" text:style-name="L31">
        <text:list-item>
          <text:p text:style-name="P21"><text:span text:style-name="Strong_20_Emphasis"><text:span text:style-name="T1">Policy enforcement</text:span></text:span><text:span text:style-name="T1">: The implementation detects anomalies but doesn't yet enforce the policy (alerting/blocking). This would be the next step in making the system more robust and actionable. </text:span></text:p>
        </text:list-item>
        <text:list-item>
          <text:p text:style-name="P39">Adding more AI-based features, like an unsupervised learning model to detect unknown attack types, would make the system even more adaptable to emerging threats. </text:p>
        </text:list-item>
      </text:list>
      <text:list xml:id="list420083728" text:style-name="L38">
        <text:list-item>
          <text:list>
            <text:list-item>
              <text:list>
                <text:list-header>
                  <text:h text:style-name="P9" text:outline-level="3"><text:span text:style-name="Strong_20_Emphasis"><text:span text:style-name="T5"/></text:span></text:h>
                </text:list-header>
              </text:list>
            </text:list-item>
          </text:list>
          <text:h text:style-name="P10" text:outline-level="3"><text:bookmark-start text:name="__RefHeading___Toc126_4003668258"/><text:span text:style-name="Strong_20_Emphasis"><text:span text:style-name="T6">6. </text:span></text:span><text:span text:style-name="Strong_20_Emphasis"><text:span text:style-name="T5">Final Thoughts:</text:span></text:span><text:bookmark-end text:name="__RefHeading___Toc126_4003668258"/></text:h>
        </text:list-item>
      </text:list>
      <text:list xml:id="list2232180717" text:style-name="L33">
        <text:list-header>
          <text:p text:style-name="P23"><text:span text:style-name="Strong_20_Emphasis"><text:span text:style-name="T1"/></text:span></text:p>
        </text:list-header>
        <text:list-item>
          <text:p text:style-name="P23"><text:span text:style-name="Strong_20_Emphasis"><text:span text:style-name="T1">Completeness</text:span></text:span><text:span text:style-name="T1">: The solution covers the majority of the requirements in terms of detecting a wide variety of attack types and anomalies. </text:span></text:p>
        </text:list-item>
        <text:list-item>
          <text:p text:style-name="P22"><text:span text:style-name="Strong_20_Emphasis"><text:span text:style-name="T1">Next Steps</text:span></text:span><text:span text:style-name="T1">: To fully satisfy the requirements for implementation, you might want to focus on adding enforcement policies (such as alerting and blocking IP addresses) and further documentation to explain model thresholds and reasoning.</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loext:opacity="100%" style:font-name="arial" fo:font-weight="bold" officeooo:rsid="00141ad8" officeooo:paragraph-rsid="00141ad8"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se Network Analyzer <text:tab/><text:tab/>Public</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3T09:49:29.017501406</meta:creation-date>
    <dc:title>Reports Pentest</dc:title>
    <meta:editing-duration>PT24M22S</meta:editing-duration>
    <meta:editing-cycles>7</meta:editing-cycles>
    <meta:generator>LibreOffice/7.3.7.2$Linux_X86_64 LibreOffice_project/30$Build-2</meta:generator>
    <dc:date>2024-11-23T10:24:24.163616956</dc:date>
    <meta:document-statistic meta:table-count="0" meta:image-count="0" meta:object-count="0" meta:page-count="7" meta:paragraph-count="66" meta:word-count="753" meta:character-count="5128" meta:non-whitespace-character-count="4440"/>
    <meta:template xlink:type="simple" xlink:actuate="onRequest" xlink:title="Reports Pentest" xlink:href="../matches.odt" meta:date="2024-11-23T09:49:28.465090467"/>
  </office:meta>
</office:document-meta>
</file>